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54f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7f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383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1bf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f1f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bb3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710724" officeooo:paragraph-rsid="0071072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officeooo:rsid="0045ec7f" officeooo:paragraph-rsid="0053830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officeooo:paragraph-rsid="0061bf79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officeooo:paragraph-rsid="0053830c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5f1ff4" style:font-size-asian="10pt" style:font-size-complex="10pt"/>
    </style:style>
    <style:style style:name="P18" style:family="paragraph" style:parent-style-name="Standard">
      <style:paragraph-properties fo:margin-top="0cm" fo:margin-bottom="0.21cm" style:contextual-spacing="false"/>
      <style:text-properties style:font-name="Arial" fo:font-size="10pt" officeooo:paragraph-rsid="00630173" style:font-size-asian="10pt" style:font-size-complex="10pt"/>
    </style:style>
    <style:style style:name="P19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" fo:font-size="10pt" officeooo:paragraph-rsid="006ef56b" style:font-size-asian="10pt" style:font-size-complex="10pt"/>
    </style:style>
    <style:style style:name="P2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69260" officeooo:paragraph-rsid="0061bf79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83b0b" style:font-size-asian="10pt" style:font-name-complex="Arial2" style:font-size-complex="10pt"/>
    </style:style>
    <style:style style:name="P22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9f354" fo:background-color="transparent" style:font-size-asian="10pt" style:font-weight-asian="normal" style:font-size-complex="10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text-outline="false" style:text-line-through-style="none" style:text-line-through-type="none" style:font-name="Arial1" fo:letter-spacing="-0.004cm" fo:language="es" fo:country="ES" fo:font-style="normal" fo:text-shadow="none" style:text-underline-style="none" fo:font-weight="normal" officeooo:rsid="00040fc1" fo:background-color="transparent" loext:char-shading-value="0" style:font-style-asian="normal" style:font-weight-asian="normal" style:font-name-complex="Arial" style:font-style-complex="normal" style:font-weight-complex="normal" style:text-overline-style="none" style:text-overline-color="font-color"/>
    </style:style>
    <style:style style:name="T4" style:family="text">
      <style:text-properties officeooo:rsid="005609b0"/>
    </style:style>
    <style:style style:name="T5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5752e5" style:font-style-asian="normal" style:font-weight-asian="bold" style:font-style-complex="normal" style:font-weight-complex="bold" style:text-overline-style="none" style:text-overline-color="font-color"/>
    </style:style>
    <style:style style:name="T6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5ec7f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58e911" style:font-style-asian="normal" style:font-weight-asian="bold" style:font-style-complex="normal" style:font-weight-complex="bold" style:text-overline-style="none" style:text-overline-color="font-color"/>
    </style:style>
    <style:style style:name="T8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5a67f3" style:font-style-asian="normal" style:font-weight-asian="bold" style:font-style-complex="normal" style:font-weight-complex="bold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fo:font-size="10pt" fo:font-style="normal" fo:text-shadow="none" style:text-underline-style="none" fo:font-weight="bold" officeooo:rsid="006deb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fo:font-size="10pt" fo:font-style="normal" fo:text-shadow="none" style:text-underline-style="none" fo:font-weight="bold" officeooo:rsid="00747b0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9e504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45ec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5f1ff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6b9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5752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8a1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9e50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bb3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7517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5" style:family="text">
      <style:text-properties officeooo:rsid="0061bf79"/>
    </style:style>
    <style:style style:name="T26" style:family="text">
      <style:text-properties style:font-name="Arial" fo:font-size="10pt" officeooo:rsid="0045ec7f" style:font-size-asian="10pt" style:font-size-complex="10pt"/>
    </style:style>
    <style:style style:name="T27" style:family="text">
      <style:text-properties officeooo:rsid="0069e504"/>
    </style:style>
    <style:style style:name="T28" style:family="text">
      <style:text-properties officeooo:rsid="006bb35b"/>
    </style:style>
    <style:style style:name="T29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0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1" style:family="text">
      <style:text-properties fo:font-weight="bold" officeooo:rsid="00149f96" style:font-weight-asian="bold" style:font-weight-complex="bold"/>
    </style:style>
    <style:style style:name="T32" style:family="text">
      <style:text-properties fo:font-weight="bold" officeooo:rsid="00269260" style:font-weight-asian="bold" style:font-weight-complex="bold"/>
    </style:style>
    <style:style style:name="T33" style:family="text">
      <style:text-properties fo:font-weight="bold" officeooo:rsid="0061bf79" style:font-weight-asian="bold" style:font-weight-complex="bold"/>
    </style:style>
    <style:style style:name="T34" style:family="text">
      <style:text-properties officeooo:rsid="0072b05e"/>
    </style:style>
    <style:style style:name="T35" style:family="text">
      <style:text-properties fo:letter-spacing="-0.004cm" fo:language="es" fo:country="ES" fo:font-style="normal" style:text-underline-style="none" fo:font-weight="bold" officeooo:rsid="00269260" fo:background-color="transparent" loext:char-shading-value="0" style:font-weight-asian="bold" style:font-name-complex="Arial" style:font-weight-complex="bold"/>
    </style:style>
    <style:style style:name="T36" style:family="text">
      <style:text-properties officeooo:rsid="0079f354"/>
    </style:style>
    <style:style style:name="T37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UERDO DE APERTURA DE PERIODO DE PRUEBA</text:p>
      <text:p text:style-name="P7"/>
      <text:p text:style-name="P7">Número de expediente: <text:span text:style-name="T1">$$V_NUMEXP$$</text:span> </text:p>
      <text:p text:style-name="P6"><text:span text:style-name="Fuente_20_de_20_párrafo_20_predeter."><text:span text:style-name="T26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6"> </text:span></text:span></text:p>
      <text:p text:style-name="P18"><text:span text:style-name="T12">Fecha: </text:span><text:span text:style-name="T13">$$DIA_SISTEMA$$ </text:span><text:span text:style-name="T14">de</text:span><text:span text:style-name="T13"> $$MES_SISTEMA$$ </text:span><text:span text:style-name="T14">de </text:span><text:span text:style-name="T13">$$EJERCICIO_SISTEMA$$</text:span></text:p>
      <text:p text:style-name="P7"/>
      <text:p text:style-name="P12">Con relación al <text:span text:style-name="T27">p</text:span>rocedimiento <text:span text:style-name="T28">con número de expediente </text:span><text:span text:style-name="T1">$$V_NUMEXP$$</text:span> instruido en $$ESTE_ART$$ $$AYUNTAMIENTO$$, <text:span text:style-name="T28">se considera necesaria la apertura de periodo de prueba, <text:s/>de conformidad </text:span>con lo previsto en <text:span text:style-name="T4">el artículo</text:span> 77 de la Ley 39/2015, de 1 de octubre, del Procedimiento Administrativo Común de las Administraciones Públicas.</text:p>
      <text:p text:style-name="P13"><text:span text:style-name="T11">[En caso de iniciarse a instancia de parte]</text:span>Se solicitó apertura del periodo de pruebas por $$SOL_APE_PRU$$ con fecha $$FECHA_PET_APE_PRU$$.</text:p>
      <text:p text:style-name="P8"/>
      <text:p text:style-name="P8"><text:span text:style-name="T28">Por ello</text:span>, </text:p>
      <text:p text:style-name="P14">ACUERDO</text:p>
      <text:p text:style-name="P9"/>
      <text:p text:style-name="P15"><text:span text:style-name="T16">P</text:span><text:span text:style-name="T17">RIMERO</text:span><text:span text:style-name="T18">.- Abrir un período o</text:span><text:span text:style-name="T19">rdinario</text:span><text:span text:style-name="T18"> para la práctica de las siguientes prueba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<text:span text:style-name="T36">P</text:span><text:span text:style-name="T25">ruebas</text:span></text:p>
          </table:table-cell>
        </table:table-row>
        <table:table-row table:style-name="TableLine1857709785168">
          <table:table-cell table:style-name="Tabla3.A2" office:value-type="string">
            <text:p text:style-name="P22"><text:text-input text:description="JOOScript">${(datos.att0)!}</text:text-input><text:span text:style-name="T32"><text:script script:language="JOOScript">&lt;jooscript&gt;
&lt;insert-around element="table:table-row"&gt;
[#if PRUEBAS??]
[#assign PRUEBAS_AUXILIAR=PRUEBAS]
[/#if]
[#if TAB_PRUEBAS??]
[#assign PRUEBAS_AUXILIAR=TAB_PRUEBAS]
[/#if]
[#if PRUEBAS_AUXILIAR?? &amp;amp;&amp;amp; PRUEBAS_AUXILIAR?is_enumerable]
[#list PRUEBAS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5"><text:span text:style-name="T16">S</text:span><text:span text:style-name="T17">EGUNDO</text:span><text:span text:style-name="T18">.-Rechazar, de conformidad con lo establecido en el artículo 77.</text:span><text:span text:style-name="T20">3</text:span><text:span text:style-name="T18"> de la Ley 39/2015, </text:span><text:span text:style-name="T21">de 1 de octubre, </text:span><text:span text:style-name="T18">la práctica de las siguientes pruebas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<text:span text:style-name="T36">P</text:span><text:span text:style-name="T25">ruebas rechazadas</text:span></text:p>
          </table:table-cell>
        </table:table-row>
        <table:table-row table:style-name="TableLine1857709798768">
          <table:table-cell table:style-name="Tabla1.A2" office:value-type="string">
            <text:p text:style-name="P22"><text:text-input text:description="JOOScript">${(datos.att0)!}</text:text-input><text:span text:style-name="T32"><text:script script:language="JOOScript">&lt;jooscript&gt;
&lt;insert-around element="table:table-row"&gt;
[#if PRUEBAS_RECH??]
[#assign PRUEBAS_RECH_AUXILIAR=PRUEBAS_RECH]
[/#if]
[#if TAB_PRUEBAS_RECH??]
[#assign PRUEBAS_RECH_AUXILIAR=TAB_PRUEBAS_RECH]
[/#if]
[#if PRUEBAS_RECH_AUXILIAR?? &amp;amp;&amp;amp; PRUEBAS_RECH_AUXILIAR?is_enumerable]
[#list PRUEBAS_RECH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0"><text:span text:style-name="T28">Estas pruebas rechazadas, </text:span>habiendo sido propuestas por el/<text:span text:style-name="T27">la</text:span> interesado/<text:span text:style-name="T27">a</text:span>, se consideran <text:span text:style-name="T34">manifiestamente improcedentes o innecesarias</text:span> por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<text:span text:style-name="T36">M</text:span><text:span text:style-name="T25">otivos</text:span></text:p>
          </table:table-cell>
        </table:table-row>
        <table:table-row table:style-name="TableLine1857709793600">
          <table:table-cell table:style-name="Tabla2.A2" office:value-type="string">
            <text:p text:style-name="P22"><text:text-input text:description="JOOScript">${(datos.att0)!}</text:text-input><text:span text:style-name="T32"><text:script script:language="JOOScript">&lt;jooscript&gt;
&lt;insert-around element="table:table-row"&gt;
[#if MOT_PRUEBAS_RECH??]
[#assign MOT_PRUEBAS_RECH_AUXILIAR=MOT_PRUEBAS_RECH]
[/#if]
[#if TAB_MOT_PRUEBAS_RECH??]
[#assign MOT_PRUEBAS_RECH_AUXILIAR=TAB_MOT_PRUEBAS_RECH]
[/#if]
[#if MOT_PRUEBAS_RECH_AUXILIAR?? &amp;amp;&amp;amp; MOT_PRUEBAS_RECH_AUXILIAR?is_enumerable]
[#list MOT_PRUEBAS_RECH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6"><text:span text:style-name="T18">Las referidas pruebas </text:span><text:span text:style-name="T23">aceptadas </text:span><text:span text:style-name="T18">habrán de practicarse </text:span><text:span text:style-name="T23">en un plazo de $$PLAZO_PRUEBAS$$ </text:span><text:span text:style-name="T24">días hábiles</text:span><text:span text:style-name="T23"> </text:span><text:span text:style-name="T9">[Plazo no superior a treinta días </text:span><text:span text:style-name="T10">hábiles </text:span><text:span text:style-name="T9">ni inferior a diez </text:span><text:span text:style-name="T10">días hábiles</text:span><text:span text:style-name="T9">]</text:span><text:span text:style-name="T23">a partir de </text:span><text:span text:style-name="T18">la notificación del presente </text:span><text:span text:style-name="T22">a</text:span><text:span text:style-name="T18">cuerdo a los/</text:span><text:span text:style-name="T22">las</text:span><text:span text:style-name="T18"> interesados/</text:span><text:span text:style-name="T22">as</text:span><text:span text:style-name="T18">.</text:span></text:p>
      <text:p text:style-name="P17"><text:span text:style-name="T5">[</text:span><text:span text:style-name="T6">S</text:span><text:span text:style-name="T7">i la prueba consiste en la emisión de un informe de un órgano </text:span><text:span text:style-name="T8">administrativo, organismo público, o Entidad de derecho público</text:span><text:span text:style-name="T5">]</text:span><text:span text:style-name="T13">Asimismo, le comunico que las pruebas solicitadas y admitidas a trámite por este acto consistentes en la emisión de </text:span><text:span text:style-name="T15">i</text:span><text:span text:style-name="T13">nformes de órganos administrativos o entidades públicas tienen, de acuerdo con lo dispuesto en el artículo 77.6 de la Ley 39/2015, de 1 de octubre, carácter preceptivo.</text:span></text:p>
      <text:p text:style-name="P11"/>
      <text:p text:style-name="P21"><text:span text:style-name="Fuente_20_de_20_párrafo_20_predeter."><text:span text:style-name="T35"><text:script script:language="JOOScript">[#if FIRMANTES!?length &gt; 1]
    [#assign FIRMANTES_FDO_AUXILIAR="Fdo:"]
    [#assign FIRMANTES_AUXILIAR=FIRMANTES]
    [#if FIRMANTE_DELEGACION!?length &gt; 1]
        [#assign FIRMANTE_DELEGACION_AUXILIAR=FIRMANTE_DELEGACION]
    [/#if]
[/#if]</text:script></text:span></text:span><text:span text:style-name="Fuente_20_de_20_párrafo_20_predeter."><text:span text:style-name="T29"><text:text-input text:description="JOOScript">${(FIRMANTES_FDO_AUXILIAR)!}</text:text-input></text:span></text:span><text:span text:style-name="T31"><text:s/></text:span><text:span text:style-name="Fuente_20_de_20_párrafo_20_predeter."><text:span text:style-name="T30"><text:text-input text:description="JOOScript">${(FIRMANTES_AUXILIAR)!}</text:text-input></text:span></text:span><text:span text:style-name="Fuente_20_de_20_párrafo_20_predeter."><text:span text:style-name="T30"><text:s/></text:span></text:span></text:p>
      <text:p text:style-name="P19"><text:soft-page-break/><text:span text:style-name="Fuente_20_de_20_párrafo_20_predeter."><text:span text:style-name="T3"><text:text-input text:description="JOOScript">${(FIRMANTE_DELEGACION_AUXILIAR)!}</text:text-input></text:span></text:span><text:span text:style-name="Fuente_20_de_20_párrafo_20_predeter."><text:span text:style-name="T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3" meta:image-count="0" meta:object-count="0" meta:page-count="2" meta:paragraph-count="27" meta:word-count="277" meta:character-count="2006" meta:non-whitespace-character-count="1761"/>
  </office:meta>
</office:document-meta>
</file>